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fo:font-size="15pt" officeooo:paragraph-rsid="000e1d0b" style:font-size-asian="15pt" style:font-size-complex="15pt"/>
    </style:style>
    <style:style style:name="P2" style:family="paragraph" style:parent-style-name="Text_20_body">
      <style:paragraph-properties fo:line-height="100%" fo:text-align="center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line-height="100%" fo:text-align="center" style:justify-single-word="false"/>
      <style:text-properties fo:font-size="18pt" officeooo:paragraph-rsid="0010b825" style:font-size-asian="18pt" style:font-size-complex="18pt"/>
    </style:style>
    <style:style style:name="P4" style:family="paragraph" style:parent-style-name="Heading_20_1">
      <style:paragraph-properties fo:line-height="100%" fo:text-align="center" style:justify-single-word="false"/>
    </style:style>
    <style:style style:name="P5" style:family="paragraph" style:parent-style-name="Heading_20_1">
      <style:paragraph-properties fo:line-height="100%" fo:text-align="center" style:justify-single-word="false"/>
      <style:text-properties officeooo:paragraph-rsid="0010b825"/>
    </style:style>
    <style:style style:name="T1" style:family="text">
      <style:text-properties fo:font-weight="bold"/>
    </style:style>
    <style:style style:name="T2" style:family="text">
      <style:text-properties officeooo:rsid="000bd81d"/>
    </style:style>
    <style:style style:name="T3" style:family="text">
      <style:text-properties fo:font-size="10pt" officeooo:rsid="000bd81d" style:font-size-asian="10pt" style:font-size-complex="10pt"/>
    </style:style>
    <style:style style:name="T4" style:family="text">
      <style:text-properties fo:font-size="10pt" fo:font-weight="normal" officeooo:rsid="000bd81d" style:font-size-asian="10pt" style:font-weight-asian="normal" style:font-size-complex="10pt" style:font-weight-complex="normal"/>
    </style:style>
    <style:style style:name="T5" style:family="text">
      <style:text-properties fo:font-size="14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Há Um Lugar<text:tab/><text:tab/> <text:span text:style-name="T4">Heloísa Rosa</text:span></text:h>
      <text:p text:style-name="P2">Há um lugar de descanso em Ti<text:line-break/>Há um lugar de refrigério em Ti<text:line-break/>Há um lugar onde a verdade reina<text:line-break/>Esse lugar é no Senhor</text:p>
      <text:p text:style-name="P2">Há um lugar onde as pessoas não me influenciam<text:line-break/>Há um lugar onde eu ouço teu Espírito<text:line-break/>Há um lugar de vitória em meio à guerra<text:line-break/>Esse lugar é no Senhor</text:p>
      <text:p text:style-name="P2">Esse lugar é no Senhor<text:line-break/>Esse lugar é no Senhor<text:line-break/>Esse lugar é no Senhor<text:line-break/>Esse lugar é no Senhor</text:p>
      <text:p text:style-name="P2">Há um lugar onde a inconstância não me domina<text:line-break/>Há um lugar onde minha fé é fortalecida<text:line-break/>Há um lugar onde a paz é quem governa<text:line-break/>Esse lugar é no Senhor</text:p>
      <text:p text:style-name="P2">Há um lugar onde os sonhos não se abortam<text:line-break/>Há um lugar onde o temor não me enrijece<text:line-break/>Há um lugar que quando se perde é que se ganha<text:line-break/>Esse lugar é no Senhor</text:p>
      <text:p text:style-name="P2">Jesus<text:line-break/>Tu és tudo o que eu preciso, Jesus!<text:line-break/>Eu te preciso</text:p>
      <text:h text:style-name="P5" text:outline-level="1">Há Um Lugar<text:tab/><text:tab/> <text:span text:style-name="T4">Heloísa Rosa</text:span></text:h>
      <text:p text:style-name="P3">Há um lugar de descanso em Ti<text:line-break/>Há um lugar de refrigério em Ti<text:line-break/>Há um lugar onde a verdade reina<text:line-break/>Esse lugar é no Senhor</text:p>
      <text:p text:style-name="P3">Há um lugar onde as pessoas não me influenciam<text:line-break/>Há um lugar onde eu ouço teu Espírito<text:line-break/>Há um lugar de vitória em meio à guerra<text:line-break/>Esse lugar é no Senhor</text:p>
      <text:p text:style-name="P3">Esse lugar é no Senhor<text:line-break/>Esse lugar é no Senhor<text:line-break/>Esse lugar é no Senhor<text:line-break/>Esse lugar é no Senhor</text:p>
      <text:p text:style-name="P3">Há um lugar onde a inconstância não me domina<text:line-break/>Há um lugar onde minha fé é fortalecida<text:line-break/>Há um lugar onde a paz é quem governa<text:line-break/>Esse lugar é no Senhor</text:p>
      <text:p text:style-name="P3">Há um lugar onde os sonhos não se abortam<text:line-break/>Há um lugar onde o temor não me enrijece<text:line-break/>Há um lugar que quando se perde é que se ganha<text:line-break/>Esse lugar é no Senhor</text:p>
      <text:p text:style-name="P3">Jesus<text:line-break/>Tu és tudo o que eu preciso, Jesus!<text:line-break/>Eu te preci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columns fo:column-count="2" fo:column-gap="0cm">
          <style:column-sep style:width="0.009cm" style:color="#000000" style:height="100%" style:style="dotte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2:05:43.817000000</meta:creation-date>
    <dc:date>2016-10-01T12:28:28.420000000</dc:date>
    <meta:editing-duration>PT6M41S</meta:editing-duration>
    <meta:editing-cycles>6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14" meta:word-count="318" meta:character-count="1468" meta:non-whitespace-character-count="1160"/>
  </office:meta>
</office:document-meta>
</file>